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3.5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6041494">
            <text:p>538.28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8476690173">
            <text:p>4.85</text:p>
          </table:table-cell>
          <table:table-cell office:value-type="float" office:value="12.8671301026">
            <text:p>12.87</text:p>
          </table:table-cell>
          <table:table-cell office:value-type="float" office:value="81.7073415128">
            <text:p>81.71</text:p>
          </table:table-cell>
          <table:table-cell office:value-type="float" office:value="130.824108241">
            <text:p>130.82</text:p>
          </table:table-cell>
          <table:table-cell office:value-type="float" office:value="40.3972418108">
            <text:p>40.40</text:p>
          </table:table-cell>
          <table:table-cell office:value-type="float" office:value="35.7420280629">
            <text:p>35.7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3006402699">
            <text:p>3.23</text:p>
          </table:table-cell>
          <table:table-cell office:value-type="float" office:value="9.54744553368">
            <text:p>9.55</text:p>
          </table:table-cell>
          <table:table-cell office:value-type="float" office:value="80.684610038">
            <text:p>80.68</text:p>
          </table:table-cell>
          <table:table-cell office:value-type="float" office:value="223.018879919">
            <text:p>223.02</text:p>
          </table:table-cell>
          <table:table-cell office:value-type="float" office:value="26.9172002249">
            <text:p>26.92</text:p>
          </table:table-cell>
          <table:table-cell office:value-type="float" office:value="26.520682038">
            <text:p>26.52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31.91">
            <text:p>31.91</text:p>
          </table:table-cell>
          <table:table-cell office:value-type="float" office:value="259.281437126">
            <text:p>259.28</text:p>
          </table:table-cell>
          <table:table-cell office:value-type="float" office:value="1320.1183432">
            <text:p>1320.12</text:p>
          </table:table-cell>
          <table:table-cell office:value-type="float" office:value="100.083333333">
            <text:p>100.08</text:p>
          </table:table-cell>
          <table:table-cell office:value-type="float" office:value="88.6388888889">
            <text:p>88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52800274198">
            <text:p>4.53</text:p>
          </table:table-cell>
          <table:table-cell office:value-type="float" office:value="13.3265509536">
            <text:p>13.33</text:p>
          </table:table-cell>
          <table:table-cell office:value-type="float" office:value="71.4043117571">
            <text:p>71.40</text:p>
          </table:table-cell>
          <table:table-cell office:value-type="float" office:value="135.554888321">
            <text:p>135.55</text:p>
          </table:table-cell>
          <table:table-cell office:value-type="float" office:value="37.7333561831">
            <text:p>37.73</text:p>
          </table:table-cell>
          <table:table-cell office:value-type="float" office:value="37.0181970932">
            <text:p>37.0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30.6111111111">
            <text:p>30.6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00822206892">
            <text:p>3.01</text:p>
          </table:table-cell>
          <table:table-cell office:value-type="float" office:value="9.017673577">
            <text:p>9.02</text:p>
          </table:table-cell>
          <table:table-cell office:value-type="float" office:value="46.5426693811">
            <text:p>46.54</text:p>
          </table:table-cell>
          <table:table-cell office:value-type="float" office:value="222.927950112">
            <text:p>222.93</text:p>
          </table:table-cell>
          <table:table-cell office:value-type="float" office:value="25.068517241">
            <text:p>25.07</text:p>
          </table:table-cell>
          <table:table-cell office:value-type="float" office:value="25.0490932694">
            <text:p>25.05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33.21">
            <text:p>33.21</text:p>
          </table:table-cell>
          <table:table-cell office:value-type="float" office:value="981.078716392">
            <text:p>981.08</text:p>
          </table:table-cell>
          <table:table-cell office:value-type="float" office:value="1320.1183432">
            <text:p>1320.12</text:p>
          </table:table-cell>
          <table:table-cell office:value-type="float" office:value="105.666666667">
            <text:p>105.67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13775474492">
            <text:p>5.14</text:p>
          </table:table-cell>
          <table:table-cell office:value-type="float" office:value="12.3419399218">
            <text:p>12.34</text:p>
          </table:table-cell>
          <table:table-cell office:value-type="float" office:value="97.4863617122">
            <text:p>97.49</text:p>
          </table:table-cell>
          <table:table-cell office:value-type="float" office:value="115.042318947">
            <text:p>115.04</text:p>
          </table:table-cell>
          <table:table-cell office:value-type="float" office:value="42.8146228744">
            <text:p>42.81</text:p>
          </table:table-cell>
          <table:table-cell office:value-type="float" office:value="34.2831664495">
            <text:p>34.2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3430637601">
            <text:p>3.34</text:p>
          </table:table-cell>
          <table:table-cell office:value-type="float" office:value="9.57606853345">
            <text:p>9.58</text:p>
          </table:table-cell>
          <table:table-cell office:value-type="float" office:value="142.415645614">
            <text:p>142.42</text:p>
          </table:table-cell>
          <table:table-cell office:value-type="float" office:value="209.853981986">
            <text:p>209.85</text:p>
          </table:table-cell>
          <table:table-cell office:value-type="float" office:value="27.8588646675">
            <text:p>27.86</text:p>
          </table:table-cell>
          <table:table-cell office:value-type="float" office:value="26.6001903707">
            <text:p>26.60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3323063">
            <text:p>538.2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103141415">
            <text:p>4.75</text:p>
          </table:table-cell>
          <table:table-cell office:value-type="float" office:value="13.4427491854">
            <text:p>13.44</text:p>
          </table:table-cell>
          <table:table-cell office:value-type="float" office:value="80.3739895417">
            <text:p>80.37</text:p>
          </table:table-cell>
          <table:table-cell office:value-type="float" office:value="135.564265818">
            <text:p>135.56</text:p>
          </table:table-cell>
          <table:table-cell office:value-type="float" office:value="39.5919284512">
            <text:p>39.59</text:p>
          </table:table-cell>
          <table:table-cell office:value-type="float" office:value="37.3409699595">
            <text:p>37.3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987578136">
            <text:p>3.30</text:p>
          </table:table-cell>
          <table:table-cell office:value-type="float" office:value="9.44693380909">
            <text:p>9.45</text:p>
          </table:table-cell>
          <table:table-cell office:value-type="float" office:value="81.4550906007">
            <text:p>81.46</text:p>
          </table:table-cell>
          <table:table-cell office:value-type="float" office:value="222.361944966">
            <text:p>222.36</text:p>
          </table:table-cell>
          <table:table-cell office:value-type="float" office:value="27.4896484467">
            <text:p>27.49</text:p>
          </table:table-cell>
          <table:table-cell office:value-type="float" office:value="26.241482803">
            <text:p>26.24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02.304823626">
            <text:p>902.30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81134973595">
            <text:p>4.81</text:p>
          </table:table-cell>
          <table:table-cell office:value-type="float" office:value="12.37998101">
            <text:p>12.38</text:p>
          </table:table-cell>
          <table:table-cell office:value-type="float" office:value="94.8234150143">
            <text:p>94.82</text:p>
          </table:table-cell>
          <table:table-cell office:value-type="float" office:value="119.781281886">
            <text:p>119.78</text:p>
          </table:table-cell>
          <table:table-cell office:value-type="float" office:value="40.0945811329">
            <text:p>40.09</text:p>
          </table:table-cell>
          <table:table-cell office:value-type="float" office:value="34.388836139">
            <text:p>34.39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7470764939">
            <text:p>3.27</text:p>
          </table:table-cell>
          <table:table-cell office:value-type="float" office:value="9.5589951598">
            <text:p>9.56</text:p>
          </table:table-cell>
          <table:table-cell office:value-type="float" office:value="142.250483014">
            <text:p>142.25</text:p>
          </table:table-cell>
          <table:table-cell office:value-type="float" office:value="216.052393491">
            <text:p>216.05</text:p>
          </table:table-cell>
          <table:table-cell office:value-type="float" office:value="27.2892304116">
            <text:p>27.29</text:p>
          </table:table-cell>
          <table:table-cell office:value-type="float" office:value="26.5527643328">
            <text:p>26.55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60.735703725">
            <text:p>960.74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91753352067">
            <text:p>4.92</text:p>
          </table:table-cell>
          <table:table-cell office:value-type="float" office:value="12.2684749338">
            <text:p>12.27</text:p>
          </table:table-cell>
          <table:table-cell office:value-type="float" office:value="96.8517039814">
            <text:p>96.85</text:p>
          </table:table-cell>
          <table:table-cell office:value-type="float" office:value="119.301570116">
            <text:p>119.30</text:p>
          </table:table-cell>
          <table:table-cell office:value-type="float" office:value="40.9794460056">
            <text:p>40.98</text:p>
          </table:table-cell>
          <table:table-cell office:value-type="float" office:value="34.0790970384">
            <text:p>34.08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6566426777">
            <text:p>3.27</text:p>
          </table:table-cell>
          <table:table-cell office:value-type="float" office:value="9.4999679105">
            <text:p>9.50</text:p>
          </table:table-cell>
          <table:table-cell office:value-type="float" office:value="148.71834854">
            <text:p>148.72</text:p>
          </table:table-cell>
          <table:table-cell office:value-type="float" office:value="216.229606716">
            <text:p>216.23</text:p>
          </table:table-cell>
          <table:table-cell office:value-type="float" office:value="27.213868898">
            <text:p>27.21</text:p>
          </table:table-cell>
          <table:table-cell office:value-type="float" office:value="26.3887997514">
            <text:p>26.39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979.08646654">
            <text:p>979.09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84612852524">
            <text:p>4.85</text:p>
          </table:table-cell>
          <table:table-cell office:value-type="float" office:value="12.3962550693">
            <text:p>12.40</text:p>
          </table:table-cell>
          <table:table-cell office:value-type="float" office:value="96.4323990966">
            <text:p>96.43</text:p>
          </table:table-cell>
          <table:table-cell office:value-type="float" office:value="119.7911467">
            <text:p>119.79</text:p>
          </table:table-cell>
          <table:table-cell office:value-type="float" office:value="40.384404377">
            <text:p>40.38</text:p>
          </table:table-cell>
          <table:table-cell office:value-type="float" office:value="34.4340418591">
            <text:p>34.43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9269922441">
            <text:p>3.29</text:p>
          </table:table-cell>
          <table:table-cell office:value-type="float" office:value="9.58427213641">
            <text:p>9.58</text:p>
          </table:table-cell>
          <table:table-cell office:value-type="float" office:value="151.174140171">
            <text:p>151.17</text:p>
          </table:table-cell>
          <table:table-cell office:value-type="float" office:value="216.134795791">
            <text:p>216.13</text:p>
          </table:table-cell>
          <table:table-cell office:value-type="float" office:value="27.4391602034">
            <text:p>27.44</text:p>
          </table:table-cell>
          <table:table-cell office:value-type="float" office:value="26.6229781567">
            <text:p>26.62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3323063">
            <text:p>538.2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75103141415">
            <text:p>4.75</text:p>
          </table:table-cell>
          <table:table-cell office:value-type="float" office:value="13.4427491854">
            <text:p>13.44</text:p>
          </table:table-cell>
          <table:table-cell office:value-type="float" office:value="80.3739895417">
            <text:p>80.37</text:p>
          </table:table-cell>
          <table:table-cell office:value-type="float" office:value="135.564265818">
            <text:p>135.56</text:p>
          </table:table-cell>
          <table:table-cell office:value-type="float" office:value="39.5919284512">
            <text:p>39.59</text:p>
          </table:table-cell>
          <table:table-cell office:value-type="float" office:value="37.3409699595">
            <text:p>37.3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987578136">
            <text:p>3.30</text:p>
          </table:table-cell>
          <table:table-cell office:value-type="float" office:value="9.44693380909">
            <text:p>9.45</text:p>
          </table:table-cell>
          <table:table-cell office:value-type="float" office:value="81.4550906007">
            <text:p>81.46</text:p>
          </table:table-cell>
          <table:table-cell office:value-type="float" office:value="222.361944966">
            <text:p>222.36</text:p>
          </table:table-cell>
          <table:table-cell office:value-type="float" office:value="27.4896484467">
            <text:p>27.49</text:p>
          </table:table-cell>
          <table:table-cell office:value-type="float" office:value="26.241482803">
            <text:p>26.24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7.766512779">
            <text:p>537.77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98585224091">
            <text:p>4.99</text:p>
          </table:table-cell>
          <table:table-cell office:value-type="float" office:value="13.3207680392">
            <text:p>13.32</text:p>
          </table:table-cell>
          <table:table-cell office:value-type="float" office:value="83.5743007438">
            <text:p>83.57</text:p>
          </table:table-cell>
          <table:table-cell office:value-type="float" office:value="134.029459514">
            <text:p>134.03</text:p>
          </table:table-cell>
          <table:table-cell office:value-type="float" office:value="41.5487686743">
            <text:p>41.55</text:p>
          </table:table-cell>
          <table:table-cell office:value-type="float" office:value="37.0021334423">
            <text:p>37.0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22774448204">
            <text:p>3.23</text:p>
          </table:table-cell>
          <table:table-cell office:value-type="float" office:value="9.36277182093">
            <text:p>9.36</text:p>
          </table:table-cell>
          <table:table-cell office:value-type="float" office:value="80.3833847754">
            <text:p>80.38</text:p>
          </table:table-cell>
          <table:table-cell office:value-type="float" office:value="221.923868941">
            <text:p>221.92</text:p>
          </table:table-cell>
          <table:table-cell office:value-type="float" office:value="26.8978706837">
            <text:p>26.90</text:p>
          </table:table-cell>
          <table:table-cell office:value-type="float" office:value="26.0076995026">
            <text:p>26.01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11.95017652">
            <text:p>511.95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05779968297">
            <text:p>5.06</text:p>
          </table:table-cell>
          <table:table-cell office:value-type="float" office:value="13.8235081926">
            <text:p>13.82</text:p>
          </table:table-cell>
          <table:table-cell office:value-type="float" office:value="84.1157494098">
            <text:p>84.12</text:p>
          </table:table-cell>
          <table:table-cell office:value-type="float" office:value="142.236153363">
            <text:p>142.24</text:p>
          </table:table-cell>
          <table:table-cell office:value-type="float" office:value="42.1483306915">
            <text:p>42.15</text:p>
          </table:table-cell>
          <table:table-cell office:value-type="float" office:value="38.3986338684">
            <text:p>38.4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11.02">
            <text:p>11.02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30.6111111111">
            <text:p>30.61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3.19740245099">
            <text:p>3.20</text:p>
          </table:table-cell>
          <table:table-cell office:value-type="float" office:value="9.7500436774">
            <text:p>9.75</text:p>
          </table:table-cell>
          <table:table-cell office:value-type="float" office:value="77.134110065">
            <text:p>77.13</text:p>
          </table:table-cell>
          <table:table-cell office:value-type="float" office:value="233.612196094">
            <text:p>233.61</text:p>
          </table:table-cell>
          <table:table-cell office:value-type="float" office:value="26.6450204249">
            <text:p>26.65</text:p>
          </table:table-cell>
          <table:table-cell office:value-type="float" office:value="27.0834546595">
            <text:p>27.08</text:p>
          </table:table-cell>
        </table:table-row>
        <table:table-row table:style-name="ro2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  <table:table-row table:style-name="ro2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9:27:26</dc:date>
    <dc:creator>mike </dc:creator>
    <meta:generator>LibreOffice/3.5$Linux_X86_64 LibreOffice_project/350m1$Build-2</meta:generator>
    <meta:editing-duration>P0D</meta:editing-duration>
    <meta:editing-cycles>3</meta:editing-cycles>
    <meta:document-statistic meta:table-count="1" meta:cell-count="902" meta:object-count="0"/>
  </office:meta>
</office:document-meta>
</file>